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753cm" style:rel-column-width="10258*"/>
    </style:style>
    <style:style style:name="Tableau1.B" style:family="table-column">
      <style:table-column-properties style:column-width="6.041cm" style:rel-column-width="22508*"/>
    </style:style>
    <style:style style:name="Tableau1.C" style:family="table-column">
      <style:table-column-properties style:column-width="3.605cm" style:rel-column-width="13432*"/>
    </style:style>
    <style:style style:name="Tableau1.D" style:family="table-column">
      <style:table-column-properties style:column-width="5.189cm" style:rel-column-width="1933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 style:shadow="none"/>
    </style:style>
    <style:style style:name="Tableau2.A" style:family="table-column">
      <style:table-column-properties style:column-width="5.863cm" style:rel-column-width="3324*"/>
    </style:style>
    <style:style style:name="Tableau2.A1" style:family="table-cell">
      <style:table-cell-properties fo:background-color="#23b8dc" fo:padding="0.097cm" fo:border="none">
        <style:background-image/>
      </style:table-cell-properties>
    </style:style>
    <style:style style:name="Tableau7" style:family="table">
      <style:table-properties style:width="17.574cm" fo:margin-left="0.007cm" table:align="left"/>
    </style:style>
    <style:style style:name="Tableau7.A" style:family="table-column">
      <style:table-column-properties style:column-width="1.369cm"/>
    </style:style>
    <style:style style:name="Tableau7.B" style:family="table-column">
      <style:table-column-properties style:column-width="9.287cm"/>
    </style:style>
    <style:style style:name="Tableau7.C" style:family="table-column">
      <style:table-column-properties style:column-width="1.462cm"/>
    </style:style>
    <style:style style:name="Tableau7.D" style:family="table-column">
      <style:table-column-properties style:column-width="1.842cm"/>
    </style:style>
    <style:style style:name="Tableau7.E" style:family="table-column">
      <style:table-column-properties style:column-width="3.614cm"/>
    </style:style>
    <style:style style:name="Tableau7.1" style:family="table-row">
      <style:table-row-properties style:min-row-height="1.709cm"/>
    </style:style>
    <style:style style:name="Tableau7.A1" style:family="table-cell">
      <style:table-cell-properties fo:padding="0.097cm" fo:border="none"/>
    </style:style>
    <style:style style:name="Tableau4" style:family="table">
      <style:table-properties style:width="17.602cm" fo:margin-left="-0.019cm" table:align="left"/>
    </style:style>
    <style:style style:name="Tableau4.A" style:family="table-column">
      <style:table-column-properties style:column-width="10.045cm"/>
    </style:style>
    <style:style style:name="Tableau4.B" style:family="table-column">
      <style:table-column-properties style:column-width="4.018cm"/>
    </style:style>
    <style:style style:name="Tableau4.C" style:family="table-column">
      <style:table-column-properties style:column-width="3.538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2.514cm" style:rel-column-width="9362*"/>
    </style:style>
    <style:style style:name="Tableau5.G" style:family="table-column">
      <style:table-column-properties style:column-width="2.514cm" style:rel-column-width="9363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574cm" fo:margin-left="0.009cm" table:align="left"/>
    </style:style>
    <style:style style:name="Tableau6.A" style:family="table-column">
      <style:table-column-properties style:column-width="7.273cm"/>
    </style:style>
    <style:style style:name="Tableau6.B" style:family="table-column">
      <style:table-column-properties style:column-width="10.301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59cm" table:align="margins" style:shadow="none"/>
    </style:style>
    <style:style style:name="Tableau8.A" style:family="table-column">
      <style:table-column-properties style:column-width="1.379cm" style:rel-column-width="782*"/>
    </style:style>
    <style:style style:name="Tableau8.B" style:family="table-column">
      <style:table-column-properties style:column-width="9.297cm" style:rel-column-width="5271*"/>
    </style:style>
    <style:style style:name="Tableau8.C" style:family="table-column">
      <style:table-column-properties style:column-width="1.45cm" style:rel-column-width="822*"/>
    </style:style>
    <style:style style:name="Tableau8.D" style:family="table-column">
      <style:table-column-properties style:column-width="1.854cm" style:rel-column-width="1051*"/>
    </style:style>
    <style:style style:name="Tableau8.E" style:family="table-column">
      <style:table-column-properties style:column-width="3.609cm" style:rel-column-width="2046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9" style:family="table">
      <style:table-properties style:width="17.59cm" table:align="margins" style:shadow="none"/>
    </style:style>
    <style:style style:name="Tableau9.A" style:family="table-column">
      <style:table-column-properties style:column-width="14.587cm" style:rel-column-width="8270*"/>
    </style:style>
    <style:style style:name="Tableau9.B" style:family="table-column">
      <style:table-column-properties style:column-width="3.002cm" style:rel-column-width="1702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59cm" table:align="margins" style:shadow="none"/>
    </style:style>
    <style:style style:name="Tableau10.A" style:family="table-column">
      <style:table-column-properties style:column-width="5.863cm" style:rel-column-width="2184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59cm" table:align="margins" style:shadow="none"/>
    </style:style>
    <style:style style:name="Tableau11.A" style:family="table-column">
      <style:table-column-properties style:column-width="17.59cm" style:rel-column-width="65535*"/>
    </style:style>
    <style:style style:name="Tableau11.A1" style:family="table-cell">
      <style:table-cell-properties fo:background-color="#23b8dc" fo:padding="0.097cm" fo:border="none">
        <style:background-image/>
      </style:table-cell-properties>
    </style:style>
    <style:style style:name="Tableau3" style:family="table">
      <style:table-properties style:width="17.59cm" table:align="margins" style:shadow="none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rp_5f_default_5f_8">
      <style:paragraph-properties fo:text-align="start" style:justify-single-wor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paragraph-properties fo:text-align="end" style:justify-single-word="false"/>
      <style:text-properties fo:color="#47b8b8"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color="#23b8dc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23b8dc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23b8dc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style:page-number="auto" fo:break-before="auto" fo:break-after="auto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style:font-name-asian="Droid Sans Fallback" style:font-size-asian="8pt" style:font-name-complex="Lohit Hindi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23b8dc" fo:font-size="10pt" style:font-size-asian="10pt" style:font-size-complex="10pt"/>
    </style:style>
    <style:style style:name="P24" style:family="paragraph" style:parent-style-name="Table_20_Contents">
      <style:text-properties fo:color="#23b8dc" fo:font-size="8pt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color="#23b8dc" fo:font-size="8pt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7" style:family="paragraph" style:parent-style-name="terp_5f_default_5f_8">
      <style:paragraph-properties fo:text-align="start" style:justify-single-word="false"/>
    </style:style>
    <style:style style:name="P28" style:family="paragraph" style:parent-style-name="kinlar_5f_blue_5f_white">
      <style:text-properties fo:font-size="10pt" style:font-size-asian="10pt" style:font-size-complex="10pt"/>
    </style:style>
    <style:style style:name="T1" style:family="text">
      <style:text-properties fo:color="#47b8b8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23b8dc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P6">[[ setLang(o.partner_id.lang) ]]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2"/>
          </table:table-cell>
          <table:table-cell table:style-name="Tableau9.A1" office:value-type="string">
            <text:p text:style-name="P26"><text:s/><text:span text:style-name="T3">Estimate</text:span></text:p>
          </table:table-cell>
        </table:table-row>
      </table:table>
      <text:p text:style-name="P6"><text:span text:style-name="T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8">Contact :</text:p>
          </table:table-cell>
          <table:table-cell table:style-name="Tableau1.A1" office:value-type="string">
            <text:p text:style-name="P18">[[ (o.partner_order_id and <text:s/>o.partner_order_id.name) or '' ]]</text:p>
          </table:table-cell>
          <table:table-cell table:style-name="Tableau1.A1" office:value-type="string">
            <text:p text:style-name="P18">Quotation Date :</text:p>
          </table:table-cell>
          <table:table-cell table:style-name="Tableau1.A1" office:value-type="string">
            <text:p text:style-name="P18">[[ formatLang(o.date_order,date = True) ]]</text:p>
          </table:table-cell>
        </table:table-row>
        <table:table-row>
          <table:table-cell table:style-name="Tableau1.A1" office:value-type="string">
            <text:p text:style-name="P18">Client :</text:p>
          </table:table-cell>
          <table:table-cell table:style-name="Tableau1.A1" table:number-columns-spanned="3" office:value-type="string">
            <text:p text:style-name="P18">[[ (o.partner_id <text:s/>and o.partner_id.name) or '' ]]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8">Address :</text:p>
          </table:table-cell>
          <table:table-cell table:style-name="Tableau1.A1" office:value-type="string">
            <text:p text:style-name="P18">[[ (o.partner_invoice_id <text:s/>and o.partner_invoice_id.street) or '' ]] <text:s/>[[ (o.partner_invoice_id <text:s/>and o.partner_invoice_id.street2) or '' ]]</text:p>
            <text:p text:style-name="P18"/>
          </table:table-cell>
          <table:table-cell table:style-name="Tableau1.A1" office:value-type="string">
            <text:p text:style-name="P18">Phone :</text:p>
          </table:table-cell>
          <table:table-cell table:style-name="Tableau1.A1" office:value-type="string">
            <text:p text:style-name="P18">[[ (o.partner_order_id <text:s/>and o.partner_order_id.phone) or '' ]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>[[ (o.partner_invoice_id <text:s/>and o.partner_invoice_id.city) or '' ]] <text:s/>[[ (o.partner_invoice_id <text:s/>and o.partner_invoice_id.state_id and o.partner_invoice_id.state_id.name) or '' ]] [[ (o.partner_invoice_id <text:s/>and o.partner_invoice_id.zip) or '' ]]</text:p>
          </table:table-cell>
          <table:table-cell table:style-name="Tableau1.A1" office:value-type="string">
            <text:p text:style-name="P18">Fax :</text:p>
          </table:table-cell>
          <table:table-cell table:style-name="Tableau1.A1" office:value-type="string">
            <text:p text:style-name="P18">[[ (o.partner_order_id <text:s/>and o.partner_order_id.fax) or '' ]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>E-mail :</text:p>
          </table:table-cell>
          <table:table-cell table:style-name="Tableau1.A1" office:value-type="string">
            <text:p text:style-name="P18">[[ (o.partner_order_id <text:s/>and o.partner_order_id.email) or '' ]]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0">Estimator :</text:p>
          </table:table-cell>
          <table:table-cell table:style-name="Tableau2.A1" office:value-type="string">
            <text:p text:style-name="P20">Project Address :</text:p>
          </table:table-cell>
          <table:table-cell table:style-name="Tableau2.A1" office:value-type="string">
            <text:p text:style-name="P20">Payment Terms :</text:p>
          </table:table-cell>
        </table:table-row>
      </table:table>
      <text:p text:style-name="P9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8">[[ (o.user_id <text:s/>and o.user_id.name) or '' ]]</text:p>
          </table:table-cell>
          <table:table-cell table:style-name="Tableau10.A1" office:value-type="string">
            <text:p text:style-name="P28">[[ (o.partner_shipping_id <text:s/>and o.partner_shipping_id.street) or '' ]] <text:s/>[[ (o.partner_shipping_id <text:s/>and o.partner_shipping_id.street2) or '' ]] <text:s/>[[ (o.partner_shipping_id <text:s/>and o.partner_shipping_id.city) or '' ]] <text:s/>[[ (o.partner_shipping_id <text:s/>and o.partner_shipping_id.state_id and o.partner_shipping_id.state_id.name) or '' ]] [[ (o.partner_shipping_id <text:s/>and o.partner_shipping_id.zip) or '' ]]</text:p>
          </table:table-cell>
          <table:table-cell table:style-name="Tableau10.A1" office:value-type="string">
            <text:p text:style-name="P28">[[ (o.payment_term <text:s/>and o.payment_term.name) or '' ]]</text:p>
          </table:table-cell>
        </table:table-row>
      </table:table>
      <text:p text:style-name="P9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8">Quote Details</text:p>
          </table:table-cell>
        </table:table-row>
      </table:table>
      <text:p text:style-name="P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16">Line</text:p>
          </table:table-cell>
          <table:table-cell table:style-name="Tableau8.A1" office:value-type="string">
            <text:p text:style-name="P16">Description</text:p>
          </table:table-cell>
          <table:table-cell table:style-name="Tableau8.A1" office:value-type="string">
            <text:p text:style-name="P17">Sq.Ft</text:p>
          </table:table-cell>
          <table:table-cell table:style-name="Tableau8.A1" office:value-type="string">
            <text:p text:style-name="P17">R-Value</text:p>
          </table:table-cell>
          <table:table-cell table:style-name="Tableau8.A1" office:value-type="string">
            <text:p text:style-name="P17">Qty Price</text:p>
          </table:table-cell>
        </table:table-row>
      </table:table>
      <text:p text:style-name="P9"/>
      <text:section text:style-name="Sect1" text:name="line">
        <text:p text:style-name="terp_5f_default_5f_1">[[repeatIn(o.order_line,'line')]]</text:p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column table:style-name="Tableau7.E"/>
          <table:table-row table:style-name="Tableau7.1">
            <table:table-cell table:style-name="Tableau7.A1" office:value-type="string">
              <text:p text:style-name="P18"/>
            </table:table-cell>
            <table:table-cell table:style-name="Tableau7.A1" office:value-type="string">
              <text:p text:style-name="P24">[[ line.name ]] </text:p>
            </table:table-cell>
            <table:table-cell table:style-name="Tableau7.A1" office:value-type="string">
              <text:p text:style-name="P25">[[ line.surface ]]</text:p>
            </table:table-cell>
            <table:table-cell table:style-name="Tableau7.A1" office:value-type="string">
              <text:p text:style-name="P25">[[ line.rvalue ]]</text:p>
            </table:table-cell>
            <table:table-cell table:style-name="Tableau7.A1" office:value-type="string">
              <text:p text:style-name="P25">[[ o.pricelist_id.currency_id.symbol ]][[ formatLang(line.price_subtotal, digits=get_digits(dp='Sale Price')) ]]</text:p>
            </table:table-cell>
          </table:table-row>
        </table:table>
        <text:p text:style-name="P9"/>
      </text:section>
      <text:p text:style-name="Standard"/>
      <text:p text:style-name="Standard"/>
      <text:p text:style-name="P14"/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18">Total All Products :</text:p>
          </table:table-cell>
          <table:table-cell table:style-name="Tableau4.A1" office:value-type="string">
            <text:p text:style-name="P4">[[ o.pricelist_id.currency_id. symbol ]][[ formatLang(o.amount_untaxed , digits=get_digits(dp='Sale Price')) <text:s/>]] </text:p>
          </table:table-cell>
        </table:table-row>
        <table:table-row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18">HST :</text:p>
          </table:table-cell>
          <table:table-cell table:style-name="Tableau4.A1" office:value-type="string">
            <text:p text:style-name="P4">[[ o.pricelist_id.currency_id. symbol ]][[ formatLang(o.amount_tax , digits=get_digits(dp='Sale Price')) <text:s/>]]</text:p>
          </table:table-cell>
        </table:table-row>
        <table:table-row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>Total :</text:p>
          </table:table-cell>
          <table:table-cell table:style-name="Tableau4.A1" office:value-type="string">
            <text:p text:style-name="P21">[[ o.pricelist_id.currency_id. symbol ]] [[ formatLang(o.amount_total , digits=get_digits(dp='Sale Price')) ]]</text:p>
          </table:table-cell>
        </table:table-row>
      </table:table>
      <text:p text:style-name="P2"/>
      <text:p text:style-name="P3"/>
      <text:p text:style-name="P3"/>
      <text:p text:style-name="P11">To accept this quotation, sigh here and return :___________________________________</text:p>
      <text:p text:style-name="P1"><text:span text:style-name="T4">Fax to 1-888-751-4686 or e-mail signed copy to </text:span><text:a xlink:type="simple" xlink:href="mailto:info@kinlar.ca">info@kinlar.ca</text:a><text:span text:style-name="T4"> </text:span></text:p>
      <text:p text:style-name="P10"/>
      <text:p text:style-name="P10"/>
      <text:p text:style-name="P10"/>
      <text:p text:style-name="P23">PAYMENT / DEPOSIT OPTIONS</text:p>
      <table:table table:name="Tableau5" table:style-name="Tableau5">
        <table:table-column table:style-name="Tableau5.A" table:number-columns-repeated="6"/>
        <table:table-column table:style-name="Tableau5.G"/>
        <table:table-row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4">Cheque___</text:p>
          </table:table-cell>
          <table:table-cell table:style-name="Tableau5.A1" office:value-type="string">
            <text:p text:style-name="P4">Visa___</text:p>
          </table:table-cell>
          <table:table-cell table:style-name="Tableau5.A1" office:value-type="string">
            <text:p text:style-name="P4">MasterCard___</text:p>
          </table:table-cell>
          <table:table-cell table:style-name="Tableau5.A1" office:value-type="string">
            <text:p text:style-name="P4">Amex___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4"/>
          </table:table-cell>
        </table:table-row>
      </table:table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Cheque #__________________</text:p>
          </table:table-cell>
        </table:table-row>
        <table:table-row>
          <table:table-cell table:style-name="Tableau3.A1" office:value-type="string">
            <text:p text:style-name="P7">Credit Card Number __ __ __ __ /__ __ __ __/__ __ __ __/__ __ __ __ Expiry __ __/__ __ </text:p>
          </table:table-cell>
        </table:table-row>
      </table:table>
      <text:p text:style-name="P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Amount $___________ </text:p>
          </table:table-cell>
          <table:table-cell table:style-name="Tableau6.A1" office:value-type="string">
            <text:p text:style-name="P4">Signature: _____________________________________ </text:p>
          </table:table-cell>
        </table:table-row>
        <table:table-row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Date: _____________________________________ </text:p>
          </table:table-cell>
        </table:table-row>
      </table:table>
      <text:p text:style-name="P3"/>
      <text:p text:style-name="P3"/>
      <text:p text:style-name="P12">Quote valid for 30 days from quotation date. </text:p>
      <text:p text:style-name="P12">Client is responsible for application of thermal barrier after work is complete. </text:p>
      <text:p text:style-name="P12"/>
      <text:p text:style-name="P12"/>
      <text:p text:style-name="P13">Thank you for your business!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kinlar_5f_blue_5f_white" style:display-name="kinlar_blue_white" style:family="paragraph" style:parent-style-name="Standard" style:next-style-name="Standard" style:default-outline-level="" style:list-style-name="">
      <style:paragraph-properties fo:background-color="#ffffff">
        <style:background-image/>
      </style:paragraph-properties>
      <style:text-properties fo:color="#23b8dc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inlar_5f_black_5f_blue" style:display-name="kinlar_black_blue" style:family="paragraph" style:parent-style-name="Standard" style:next-style-name="Standard" style:master-page-name="">
      <style:paragraph-properties style:page-number="auto" fo:background-color="#23b8dc">
        <style:background-image/>
      </style:paragraph-properties>
      <style:text-properties fo:color="#000000" fo:font-size="10pt" style:font-size-asian="10.5pt"/>
    </style:style>
    <style:style style:name="kinlar_5f_table_5f_black_5f_blue" style:display-name="kinlar_table_black_blue" style:family="paragraph" style:parent-style-name="kinlar_5f_blue_5f_white"/>
    <style:style style:name="Table" style:family="paragraph" style:parent-style-name="Caption" style:class="extra"/>
    <style:style style:name="kinlar_5f_undeline" style:display-name="kinlar_undeline" style:family="paragraph" style:parent-style-name="Standard">
      <style:text-properties fo:font-size="10pt" style:text-underline-style="solid" style:text-underline-width="auto" style:text-underline-color="font-color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Batista</meta:initial-creator>
    <meta:creation-date>2012-05-29T14:54:36</meta:creation-date>
    <dc:date>2012-05-30T16:10:10</dc:date>
    <dc:creator>Joao Batista</dc:creator>
    <meta:editing-duration>PT4H11M21S</meta:editing-duration>
    <meta:editing-cycles>41</meta:editing-cycles>
    <meta:generator>LibreOffice/3.5$Linux_X86_64 LibreOffice_project/350m1$Build-2</meta:generator>
    <meta:document-statistic meta:table-count="11" meta:image-count="0" meta:object-count="0" meta:page-count="2" meta:paragraph-count="56" meta:word-count="297" meta:character-count="2566" meta:non-whitespace-character-count="2290"/>
  </office:meta>
</office:document-meta>
</file>